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4pt" style:text-underline-style="none" officeooo:rsid="00114152" officeooo:paragraph-rsid="00114152" style:font-size-asian="12.25pt" style:font-size-complex="14pt"/>
    </style:style>
    <style:style style:name="P2" style:family="paragraph" style:parent-style-name="Text_20_body">
      <style:text-properties fo:font-size="14pt" fo:font-style="normal" officeooo:rsid="0011aceb" officeooo:paragraph-rsid="0011aceb" style:font-size-asian="12.25pt" style:font-style-asian="normal" style:font-size-complex="14pt" style:font-style-complex="normal"/>
    </style:style>
    <style:style style:name="P3" style:family="paragraph" style:parent-style-name="Text_20_body">
      <style:text-properties fo:font-size="14pt" fo:font-style="normal" officeooo:rsid="00114152" officeooo:paragraph-rsid="00114152" style:font-size-asian="12.25pt" style:font-style-asian="normal" style:font-size-complex="14pt" style:font-style-complex="normal"/>
    </style:style>
    <style:style style:name="P4" style:family="paragraph" style:parent-style-name="Text_20_body">
      <style:text-properties fo:font-size="14pt" fo:font-style="normal" style:text-underline-style="none" officeooo:rsid="00114152" officeooo:paragraph-rsid="00114152" style:font-size-asian="12.25pt" style:font-style-asian="normal" style:font-size-complex="14pt" style:font-style-complex="normal"/>
    </style:style>
    <style:style style:name="P5" style:family="paragraph" style:parent-style-name="Text_20_body">
      <style:text-properties fo:font-size="14pt" fo:font-style="normal" style:text-underline-style="none" officeooo:rsid="0011aceb" officeooo:paragraph-rsid="0011aceb" style:font-size-asian="12.25pt" style:font-style-asian="normal" style:font-size-complex="14pt" style:font-style-complex="normal"/>
    </style:style>
    <style:style style:name="P6" style:family="paragraph" style:parent-style-name="Title">
      <style:text-properties fo:font-size="22pt" fo:font-style="normal" style:font-size-asian="22pt" style:font-style-asian="normal" style:font-size-complex="22pt" style:font-style-complex="normal"/>
    </style:style>
    <style:style style:name="P7" style:family="paragraph" style:parent-style-name="Text_20_body">
      <style:text-properties fo:font-size="15pt" fo:font-style="normal" style:text-underline-style="none" officeooo:rsid="0013623b" officeooo:paragraph-rsid="0013623b" style:font-size-asian="13.1000003814697pt" style:font-style-asian="normal" style:font-size-complex="15pt" style:font-style-complex="normal"/>
    </style:style>
    <style:style style:name="P8" style:family="paragraph" style:parent-style-name="Text_20_body">
      <style:text-properties fo:font-size="15pt" fo:font-style="normal" style:text-underline-style="none" officeooo:rsid="0013a453" officeooo:paragraph-rsid="0013a453" style:font-size-asian="13.1000003814697pt" style:font-style-asian="normal" style:font-size-complex="15pt" style:font-style-complex="normal"/>
    </style:style>
    <style:style style:name="P9" style:family="paragraph" style:parent-style-name="Text_20_body">
      <style:text-properties fo:font-size="15pt" fo:font-style="normal" style:text-underline-style="none" officeooo:rsid="0013a453" officeooo:paragraph-rsid="0013a453" style:font-size-asian="13.1000003814697pt" style:font-style-asian="normal" style:font-size-complex="15pt" style:font-style-complex="normal"/>
    </style:style>
    <style:style style:name="P10" style:family="paragraph" style:parent-style-name="Text_20_body">
      <style:text-properties fo:font-size="15pt" fo:font-style="normal" style:text-underline-style="none" officeooo:rsid="0014a22d" officeooo:paragraph-rsid="0014a22d" style:font-size-asian="13.1000003814697pt" style:font-style-asian="normal" style:font-size-complex="15pt" style:font-style-complex="normal"/>
    </style:style>
    <style:style style:name="P11" style:family="paragraph" style:parent-style-name="Text_20_body">
      <style:text-properties fo:font-size="15pt" fo:font-style="normal" style:text-underline-style="none" officeooo:rsid="00158bc5" officeooo:paragraph-rsid="00158bc5" style:font-size-asian="13.1000003814697pt" style:font-style-asian="normal" style:font-size-complex="15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1aceb" style:font-style-asian="normal" style:font-style-complex="normal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114152" style:font-size-asian="12.25pt" style:font-size-complex="14pt"/>
    </style:style>
    <style:style style:name="T5" style:family="text">
      <style:text-properties officeooo:rsid="0013a453"/>
    </style:style>
    <style:style style:name="T6" style:family="text">
      <style:text-properties officeooo:rsid="00158b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JAVASCRIPT INTERNSHIP REPORT</text:p>
      <text:p text:style-name="P3">DAY 1:</text:p>
      <text:p text:style-name="P4">DATE:28/05/3004</text:p>
      <text:p text:style-name="P4"/>
      <text:p text:style-name="P4">T<text:bookmark-start text:name="__DdeLink__70_721172077"/>HE INTERNSHIP STARED ON 28/05/2004.FRIST DAY WAS INTRODUCTION DAY. THIS SESSION INCLUDES<text:bookmark-end text:name="__DdeLink__70_721172077"/></text:p>
      <text:p text:style-name="P4"/>
      <text:p text:style-name="P4">1.PRINCIPLE OF COMPUTER</text:p>
      <text:p text:style-name="P4">2.TYPE OF APPLICATIONS</text:p>
      <text:p text:style-name="P4">3.TYPE OF WEBSITE</text:p>
      <text:p text:style-name="P4">4.EXPLAIN STATIE WEBSITE AND DYNAMIC WEBSITE</text:p>
      <text:p text:style-name="P4">5.INTRODUE JAVASCRIPT</text:p>
      <text:p text:style-name="P4">6.FEATURES OF JAVASCRIPT</text:p>
      <text:p text:style-name="P4">7.EXPLAIN VARIBLES</text:p>
      <text:p text:style-name="P4">8.EXPLAIN 4 WAYS TO DECLARE VARIBLES</text:p>
      <text:p text:style-name="P1"><text:span text:style-name="T1">9.INTRODUCE VS CODE AND NODE</text:span><text:span text:style-name="T2"> JS.</text:span></text:p>
      <text:p text:style-name="P5">10.TYPE CONVERSTION IN JAVASCRIPT [IMPLICIT AND EXPLICIT]</text:p>
      <text:p text:style-name="P2"/>
      <text:p text:style-name="P5"><text:tab/>THIS WILL BE IN HANDS ON TRANING MODE ,SO,WE COMPLETED 6 TASK AND 4 ASSIGNMENTS.TOTAL 10 PROGRAMS COMPLETED IN THE INTRODUCTION DAY.</text:p>
      <text:p text:style-name="P5"/>
      <text:p text:style-name="P5"/>
      <text:p text:style-name="P7">DAY2:</text:p>
      <text:p text:style-name="P7">29/05/2004</text:p>
      <text:p text:style-name="P7"><text:s text:c="9"/></text:p>
      <text:p text:style-name="P7"><text:span text:style-name="T3">SECOND DAY IS </text:span><text:span text:style-name="T4">ON 2</text:span><text:span text:style-name="T3">9/</text:span><text:span text:style-name="T4">05/2004.</text:span><text:span text:style-name="T3">HANDS ON TRAINING WILL BE START AT 9:30AM WE COVERED THE FOLLOWINGSESSION</text:span><text:span text:style-name="T4"> .</text:span> <text:s text:c="10"/></text:p>
      <text:p text:style-name="P7"><text:s/></text:p>
      <text:p text:style-name="P7"><text:soft-page-break/>1.STRICT KEYWORD AND USE STRICT WORD WITH EXAMPLE</text:p>
      <text:p text:style-name="P7">2.EXPRESSION</text:p>
      <text:p text:style-name="P7">3.COMMENT:EXPLAINED ABOUT COMMENT IN PROGRAMMIMG LAGUAGE</text:p>
      <text:p text:style-name="P7">4.READ DATA FROM USERS:THE SESSION WILL BE EXPLAINED HOW DATA IS ACCES FROM KEYBORAD AND DONE THREE PROGRAMS BASEDON THIS SESSION </text:p>
      <text:p text:style-name="P7">5.OPERATORS</text:p>
      <text:p text:style-name="P7"><text:s text:c="2"/>A.ARITHMETIC OPERATORS</text:p>
      <text:p text:style-name="P7"><text:s text:c="2"/>B.COMPAR<text:span text:style-name="T5">ISON OPERATORS</text:span></text:p>
      <text:p text:style-name="P7"><text:s text:c="2"/><text:span text:style-name="T5">C.LOGICAL OPERATORS</text:span></text:p>
      <text:p text:style-name="P7"/>
      <text:p text:style-name="P7"/>
      <text:p text:style-name="P8">WE COVERED THE ABOVE SESSION WITH DIFFERENT EXAMPLE AND PROGRAMS.</text:p>
      <text:p text:style-name="P8">6.CONDITIONAL STATEMENT:</text:p>
      <text:p text:style-name="P8"/>
      <text:p text:style-name="P8"/>
      <text:p text:style-name="P10">DAY 3: </text:p>
      <text:p text:style-name="P10">30-05-2024</text:p>
      <text:p text:style-name="P10">TODAY SESSION COVERED THE FOLOWING CONCEPT</text:p>
      <text:p text:style-name="P10">1. CONDDITONAL SATEMENT</text:p>
      <text:p text:style-name="P10">ITIS UESD TO CONTROLL FOLLOW OF A PROGRAM AND CREATE BRACHES IN THE PROGRAM . TO IMPLIMECNT IF ELSE SATEMENT AND ALSO DISSUSES ELES IF.COMPLTED FIND 3 TASK <text:span text:style-name="T6">2</text:span> ASSINGNMENTS.</text:p>
      <text:p text:style-name="P11">3.LOOPING SATEMENT</text:p>
      <text:p text:style-name="P11"><text:tab/>IT WILL DESSUS ITREATION OF A PROGRAM</text:p>
      <text:p text:style-name="P11">TYPE OF LOOPING</text:p>
      <text:p text:style-name="P11"><text:soft-page-break/>WHILE,DO WHILE AND FOR COMPLED 3TASK AND 2 ASSINGNMENT</text:p>
      <text:p text:style-name="P11"/>
      <text:p text:style-name="P11"/>
      <text:p text:style-name="P11">DAY4:</text:p>
      <text:p text:style-name="P11">31-05-2024</text:p>
      <text:p text:style-name="P11"><text:s/></text:p>
      <text:p text:style-name="P11">TODAY <text:s/>SESSIONS ARE FOR IN LOOP FOR OF AND <text:s/>FUNCTION STATES (DECLEATION AMD CODEING) FINISHED 3 TASK AND FOR ADSSIGNMENT IN AFTER NOON (1;30 PM TO 3;30 PM)</text:p>
      <text:p text:style-name="P10"/>
      <text:p text:style-name="P10"/>
      <text:p text:style-name="P10"><text:bookmark-start text:name="__DdeLink__100_2670261632"/><text:bookmark-end text:name="__DdeLink__100_267026163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fo:font-style="italic" style:text-underline-style="solid" style:text-underline-width="auto" style:text-underline-color="font-color" fo:font-weight="bold" officeooo:rsid="00114152" style:font-size-asian="20pt" style:font-style-asian="italic" style:font-weight-asian="bold" style:font-size-complex="20pt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5:47:43.070644769</meta:creation-date>
    <dc:date>2024-05-31T15:49:23.730324327</dc:date>
    <meta:editing-duration>PT20M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43" meta:word-count="248" meta:character-count="1669" meta:non-whitespace-character-count="1427"/>
  </office:meta>
</office:document-meta>
</file>